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7" style:family="paragraph" style:parent-style-name="Heading_20_3" style:master-page-name="">
      <style:paragraph-properties fo:break-before="page"/>
      <style:text-properties style:font-name="Helvetica1"/>
    </style:style>
    <style:style style:name="T1" style:family="text" style:parent-style-name="Strong_20_Emphasis">
      <style:text-properties style:font-name="Helvetica1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5f_5f_5f_20_5f_5f_5f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5f_5f_5f_20_5f_5f_5f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20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20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20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20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20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20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Inhaltsverzeichnis</text:p>
          </text:index-title>
          <text:p text:style-name="P5">1. Zielbestimmung<text:tab/>3</text:p>
          <text:p text:style-name="P6">1.1 Musskriterien<text:tab/>3</text:p>
          <text:p text:style-name="P6">1.2 Wunschkriterien<text:tab/>3</text:p>
          <text:p text:style-name="P6">1.3 Abgrenzungskriterien<text:tab/>3</text:p>
          <text:p text:style-name="P5">2. Produkteinsatz<text:tab/>3</text:p>
          <text:p text:style-name="P6">2.1 Anwendungsbereiche<text:tab/>3</text:p>
          <text:p text:style-name="P6">2.2 Zielgruppen<text:tab/>4</text:p>
          <text:p text:style-name="P6">2.3 Betriebsbedingungen<text:tab/>4</text:p>
          <text:p text:style-name="P5">3. Produktumgebung<text:tab/>4</text:p>
          <text:p text:style-name="P6">3.1 Software<text:tab/>4</text:p>
          <text:p text:style-name="P6">3.2 Hardware<text:tab/>4</text:p>
          <text:p text:style-name="P5">4. Produktfunktionen<text:tab/>4</text:p>
          <text:p text:style-name="P5">5. Aufbau und Inhalt der Offerte<text:tab/>5</text:p>
          <text:p text:style-name="P5">6. Administratives<text:tab/>5</text:p>
        </text:index-body>
      </text:table-of-content>
      <text:p text:style-name="P1"/>
      <text:h text:style-name="P7" text:outline-level="3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2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Grobkonzept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</text:p>
      </style:header>
      <style:footer>
        <text:p text:style-name="P3"><text:date style:data-style-name="N37" text:date-value="2005-10-20T19:01:20" text:fixed="true">20.10.05</text:date><text:tab/><text:tab/><text:page-number text:select-page="current">2</text:page-number>/<text:page-count>3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08T16:14:24</dc:date>
    <dc:language>de-AT</dc:language>
    <meta:editing-cycles>20</meta:editing-cycles>
    <meta:editing-duration>PT4H35M5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25" meta:word-count="68" meta:character-count="481"/>
  </office:meta>
</office:document-meta>
</file>